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monospace" svg:font-family="monospace, courier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14d7" officeooo:paragraph-rsid="000c14d7"/>
    </style:style>
    <style:style style:name="P2" style:family="paragraph" style:parent-style-name="Preformatted_20_Text">
      <style:text-properties fo:font-variant="normal" fo:text-transform="none" fo:color="#212529" fo:letter-spacing="normal" officeooo:rsid="000c14d7" officeooo:paragraph-rsid="000c14d7"/>
    </style:style>
    <style:style style:name="P3" style:family="paragraph" style:parent-style-name="Preformatted_20_Text">
      <style:text-properties fo:font-variant="normal" fo:text-transform="none" fo:color="#502000" style:font-name="monospace" fo:font-size="10.5pt" fo:letter-spacing="normal" fo:font-style="normal" fo:font-weight="bold" officeooo:rsid="000c14d7" officeooo:paragraph-rsid="000c14d7" style:font-size-asian="10.5pt" style:font-size-complex="10.5pt"/>
    </style:style>
    <style:style style:name="P4" style:family="paragraph" style:parent-style-name="Preformatted_20_Text">
      <style:paragraph-properties fo:margin-left="0.212cm" fo:margin-right="0cm" fo:orphans="2" fo:widows="2" fo:text-indent="0cm" style:auto-text-indent="false"/>
      <style:text-properties fo:font-variant="normal" fo:text-transform="none" fo:color="#181818" style:font-name="DejaVu Sans Mono" fo:font-size="10.5pt" fo:letter-spacing="normal" style:font-size-asian="10.5pt" style:font-size-complex="10.5pt"/>
    </style:style>
    <style:style style:name="P5" style:family="paragraph" style:parent-style-name="Preformatted_20_Text">
      <style:paragraph-properties fo:margin-left="0.212cm" fo:margin-right="0cm" fo:orphans="2" fo:widows="2" fo:text-indent="0cm" style:auto-text-indent="false"/>
      <style:text-properties fo:font-variant="normal" fo:text-transform="none" fo:color="#181818" fo:font-size="10.5pt" fo:letter-spacing="normal" style:font-size-asian="10.5pt" style:font-size-complex="10.5pt"/>
    </style:style>
    <style:style style:name="P6" style:family="paragraph" style:parent-style-name="Preformatted_20_Text">
      <style:paragraph-properties fo:margin-left="0.212cm" fo:margin-right="0cm" fo:orphans="2" fo:widows="2" fo:text-indent="0cm" style:auto-text-indent="false"/>
    </style:style>
    <style:style style:name="P7" style:family="paragraph" style:parent-style-name="Preformatted_20_Text">
      <style:paragraph-properties fo:margin-left="0.212cm" fo:margin-right="0cm" fo:orphans="2" fo:widows="2" fo:text-indent="0cm" style:auto-text-indent="false"/>
      <style:text-properties style:font-name="DejaVu Sans Mono" fo:font-size="10.5pt" style:font-size-asian="10.5pt" style:font-size-complex="10.5pt"/>
    </style:style>
    <style:style style:name="P8" style:family="paragraph" style:parent-style-name="Preformatted_20_Text">
      <style:paragraph-properties fo:margin-left="0.212cm" fo:margin-right="0cm" fo:orphans="2" fo:widows="2" fo:text-indent="0cm" style:auto-text-indent="false"/>
      <style:text-properties fo:font-size="10.5pt" style:font-size-asian="10.5pt" style:font-size-complex="10.5pt"/>
    </style:style>
    <style:style style:name="P9" style:family="paragraph" style:parent-style-name="Preformatted_20_Text">
      <style:paragraph-properties fo:margin-left="0.212cm" fo:margin-right="0cm" fo:margin-top="0cm" fo:margin-bottom="0.499cm" loext:contextual-spacing="false" fo:orphans="2" fo:widows="2" fo:text-indent="0cm" style:auto-text-indent="false"/>
      <style:text-properties fo:font-variant="normal" fo:text-transform="none" fo:color="#181818" style:font-name="DejaVu Sans Mono" fo:font-size="10.5pt" fo:letter-spacing="normal" style:font-size-asian="10.5pt" style:font-size-complex="10.5pt"/>
    </style:style>
    <style:style style:name="P10" style:family="paragraph" style:parent-style-name="Preformatted_20_Text">
      <style:paragraph-properties fo:margin-left="0.212cm" fo:margin-right="0cm" fo:margin-top="0cm" fo:margin-bottom="0.499cm" loext:contextual-spacing="false" fo:orphans="2" fo:widows="2" fo:text-indent="0cm" style:auto-text-indent="false"/>
    </style:style>
    <style:style style:name="P11" style:family="paragraph" style:parent-style-name="Standard">
      <style:text-properties officeooo:rsid="000686e2" officeooo:paragraph-rsid="000686e2"/>
    </style:style>
    <style:style style:name="P12" style:family="paragraph" style:parent-style-name="Standard">
      <style:text-properties officeooo:rsid="0007765e" officeooo:paragraph-rsid="0007765e"/>
    </style:style>
    <style:style style:name="P13" style:family="paragraph" style:parent-style-name="Standard">
      <style:text-properties officeooo:rsid="000830c4" officeooo:paragraph-rsid="000830c4"/>
    </style:style>
    <style:style style:name="P14" style:family="paragraph" style:parent-style-name="Standard">
      <style:text-properties officeooo:rsid="00088be7" officeooo:paragraph-rsid="00088be7"/>
    </style:style>
    <style:style style:name="P15" style:family="paragraph" style:parent-style-name="Standard">
      <style:text-properties fo:font-size="16pt" fo:font-weight="bold" officeooo:rsid="000686e2" officeooo:paragraph-rsid="000686e2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b917d" officeooo:paragraph-rsid="000b917d"/>
    </style:style>
    <style:style style:name="P17" style:family="paragraph" style:parent-style-name="Standard">
      <style:text-properties officeooo:rsid="000c14d7" officeooo:paragraph-rsid="000c14d7"/>
    </style:style>
    <style:style style:name="P18" style:family="paragraph" style:parent-style-name="Standard">
      <style:text-properties officeooo:rsid="000dcf4f" officeooo:paragraph-rsid="000dcf4f"/>
    </style:style>
    <style:style style:name="P19" style:family="paragraph" style:parent-style-name="Standard">
      <style:text-properties officeooo:rsid="000f90e9" officeooo:paragraph-rsid="000f90e9"/>
    </style:style>
    <style:style style:name="P20" style:family="paragraph" style:parent-style-name="Heading_20_2">
      <style:text-properties officeooo:rsid="000c14d7" officeooo:paragraph-rsid="000c14d7"/>
    </style:style>
    <style:style style:name="P21" style:family="paragraph" style:parent-style-name="Heading_20_2">
      <style:paragraph-properties fo:margin-left="0.212cm" fo:margin-right="0.212cm" fo:margin-top="0.661cm" fo:margin-bottom="0.247cm" loext:contextual-spacing="false" fo:orphans="2" fo:widows="2" fo:text-indent="0cm" style:auto-text-indent="false" fo:padding="0cm" fo:border="none"/>
    </style:style>
    <style:style style:name="P22" style:family="paragraph" style:parent-style-name="Standard">
      <style:text-properties officeooo:rsid="0007765e" officeooo:paragraph-rsid="000686e2"/>
    </style:style>
    <style:style style:name="P23" style:family="paragraph" style:parent-style-name="Preformatted_20_Text">
      <style:text-properties fo:font-variant="normal" fo:text-transform="none" fo:color="#212529" style:font-name="SFMono-Regular" fo:font-size="9pt" fo:letter-spacing="normal" fo:font-style="normal" fo:font-weight="normal" officeooo:rsid="000c14d7" officeooo:paragraph-rsid="000c14d7"/>
    </style:style>
    <style:style style:name="T1" style:family="text">
      <style:text-properties officeooo:rsid="000a9c7a"/>
    </style:style>
    <style:style style:name="T2" style:family="text">
      <style:text-properties fo:font-style="normal" fo:font-weight="normal"/>
    </style:style>
    <style:style style:name="T3" style:family="text">
      <style:text-properties style:font-name="SFMono-Regular" fo:font-size="9pt" fo:font-style="normal" fo:font-weight="normal"/>
    </style:style>
    <style:style style:name="T4" style:family="text">
      <style:text-properties fo:font-variant="normal" fo:text-transform="none" fo:color="#a00000" style:font-name="DejaVu Sans Mono" fo:font-size="10.5pt" fo:letter-spacing="normal" fo:font-style="normal" fo:font-weight="bold" style:font-size-asian="10.5pt" style:font-size-complex="10.5pt"/>
    </style:style>
    <style:style style:name="T5" style:family="text">
      <style:text-properties fo:font-variant="normal" fo:text-transform="none" fo:color="#4080dd" style:text-line-through-style="none" style:text-line-through-type="none" style:font-name="monospace" fo:font-size="10.5pt" fo:letter-spacing="normal" fo:font-style="normal" style:text-underline-style="none" fo:font-weight="normal" style:text-blinking="false" style:font-size-asian="10.5pt" style:font-size-complex="10.5pt"/>
    </style:style>
    <style:style style:name="T6" style:family="text">
      <style:text-properties fo:font-variant="normal" fo:text-transform="none" fo:color="#4080dd" style:text-line-through-style="none" style:text-line-through-type="none" style:font-name="DejaVu Sans Mono" fo:font-size="10.5pt" fo:letter-spacing="normal" fo:font-style="normal" style:text-underline-style="none" fo:font-weight="bold" style:text-blinking="false" style:font-size-asian="10.5pt" style:font-size-complex="10.5pt"/>
    </style:style>
    <style:style style:name="T7" style:family="text">
      <style:text-properties fo:font-variant="normal" fo:text-transform="none" fo:color="#4080dd" style:text-line-through-style="none" style:text-line-through-type="none" style:font-name="DejaVu Sans Mono" fo:font-size="10.5pt" fo:letter-spacing="normal" fo:font-style="normal" style:text-underline-style="none" fo:font-weight="normal" style:text-blinking="false" style:font-size-asian="10.5pt" style:font-size-complex="10.5pt"/>
    </style:style>
    <style:style style:name="T8" style:family="text">
      <style:text-properties fo:font-variant="normal" fo:text-transform="none" fo:color="#4080dd" style:text-line-through-style="none" style:text-line-through-type="none" style:font-name="DejaVu Sans Mono" fo:font-size="10.5pt" fo:letter-spacing="normal" fo:font-style="italic" style:text-underline-style="none" fo:font-weight="normal" style:text-blinking="false" style:font-size-asian="10.5pt" style:font-size-complex="10.5pt"/>
    </style:style>
    <style:style style:name="T9" style:family="text">
      <style:text-properties fo:font-variant="normal" fo:text-transform="none" fo:color="#181818" style:font-name="monospace" fo:font-size="10.5pt" fo:letter-spacing="normal" fo:font-style="normal" fo:font-weight="normal" style:font-size-asian="10.5pt" style:font-size-complex="10.5pt"/>
    </style:style>
    <style:style style:name="T10" style:family="text">
      <style:text-properties fo:font-variant="normal" fo:text-transform="none" fo:color="#181818" style:font-name="DejaVu Sans Mono" fo:font-size="10.5pt" fo:letter-spacing="normal" style:font-size-asian="10.5pt" style:font-size-complex="10.5pt"/>
    </style:style>
    <style:style style:name="T11" style:family="text">
      <style:text-properties fo:font-variant="normal" fo:text-transform="none" fo:color="#181818" style:font-name="DejaVu Sans Mono" fo:font-size="10.5pt" fo:letter-spacing="normal" fo:font-style="normal" fo:font-weight="normal" style:font-size-asian="10.5pt" style:font-size-complex="10.5pt"/>
    </style:style>
    <style:style style:name="T12" style:family="text">
      <style:text-properties fo:font-variant="normal" fo:text-transform="none" fo:color="#181818" fo:font-size="10.5pt" fo:letter-spacing="normal" style:font-size-asian="10.5pt" style:font-size-complex="10.5pt"/>
    </style:style>
    <style:style style:name="T13" style:family="text">
      <style:text-properties fo:font-variant="normal" fo:text-transform="none" fo:color="#006000" style:font-name="monospace" fo:font-size="10.5pt" fo:letter-spacing="normal" fo:font-style="italic" fo:font-weight="normal" style:font-size-asian="10.5pt" style:font-size-complex="10.5pt"/>
    </style:style>
    <style:style style:name="T14" style:family="text">
      <style:text-properties fo:font-variant="normal" fo:text-transform="none" fo:color="#006000" style:font-name="DejaVu Sans Mono" fo:font-size="10.5pt" fo:letter-spacing="normal" fo:font-style="italic" fo:font-weight="normal" style:font-size-asian="10.5pt" style:font-size-complex="10.5pt"/>
    </style:style>
    <style:style style:name="T15" style:family="text">
      <style:text-properties style:font-name="monospace" fo:font-style="normal" fo:font-weight="normal"/>
    </style:style>
    <style:style style:name="T16" style:family="text">
      <style:text-properties fo:color="#502000" style:font-name="monospace" fo:font-style="normal" fo:font-weight="bold"/>
    </style:style>
    <style:style style:name="T17" style:family="text">
      <style:text-properties fo:color="#502000" fo:font-style="normal" fo:font-weight="bold"/>
    </style:style>
    <style:style style:name="T18" style:family="text">
      <style:text-properties fo:color="#006000" style:font-name="monospace" fo:font-style="italic" fo:font-weight="normal"/>
    </style:style>
    <style:style style:name="T19" style:family="text">
      <style:text-properties fo:color="#006000" fo:font-style="italic" fo:font-weight="normal"/>
    </style:style>
    <style:style style:name="T20" style:family="text">
      <style:text-properties officeooo:rsid="0010b427"/>
    </style:style>
    <style:style style:name="T21" style:family="text">
      <style:text-properties officeooo:rsid="00119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llected notes about extracting date and time using X86 programming.</text:p>
      <text:p text:style-name="P11"/>
      <text:p text:style-name="P11"/>
      <text:p text:style-name="P22">Ed Jorgensen, X86-64 Asssembly Language Programming with Ubuntu, page 327, shows the rudiments of extracting date and time via a system call.</text:p>
      <text:p text:style-name="P11"/>
      <text:p text:style-name="P12">The essential part of page 327 is copied here:</text:p>
      <text:p text:style-name="P12"/>
      <text:p text:style-name="P12">Call code (rax): 96</text:p>
      <text:p text:style-name="P12">System service: SYS_gettimeofday: <text:s/>Get date and time of day</text:p>
      <text:p text:style-name="P12">rdi = address of time value structure</text:p>
      <text:p text:style-name="P12">rsi = address of time zone structure</text:p>
      <text:p text:style-name="P12">If unsuccessful, returns negative value.</text:p>
      <text:p text:style-name="P12">information in the passed structures.</text:p>
      <text:p text:style-name="P12"/>
      <text:p text:style-name="P12"/>
      <text:p text:style-name="P12">//<text:span text:style-name="T1">Presently we have no information of the “time value structure” nor of the “time zone structure”. <text:s/>Make a web search for this or run a prrogram and dump the heap.</text:span></text:p>
      <text:p text:style-name="P12"/>
      <text:p text:style-name="P12"/>
      <text:p text:style-name="P12">How does the programmer make a call to SYS_gettimeofday??</text:p>
      <text:p text:style-name="P12"/>
      <text:p text:style-name="P12"/>
      <text:p text:style-name="P12">Chapter 20 (last chapter): interrupts</text:p>
      <text:p text:style-name="P12"/>
      <text:p text:style-name="P12"/>
      <text:p text:style-name="P13">Chapter 13 introduces “system call”.</text:p>
      <text:p text:style-name="P13"/>
      <text:p text:style-name="P14">Page 202:</text:p>
      <text:p text:style-name="P14">; Call OS to output string.</text:p>
      <text:p text:style-name="P14">mov rax, SYS_write <text:s text:c="6"/>;system code for write()</text:p>
      <text:p text:style-name="P14">mov rsi, rdi <text:s text:c="20"/>;address of char's to write</text:p>
      <text:p text:style-name="P14">mov rdi, STDOUT <text:s text:c="8"/>;standard out</text:p>
      <text:p text:style-name="P14"><text:s text:c="39"/>;RDX=count to write, set above</text:p>
      <text:p text:style-name="P14">syscall <text:s text:c="27"/>;system call</text:p>
      <text:p text:style-name="P14">; -----</text:p>
      <text:p text:style-name="P14"/>
      <text:p text:style-name="P14"/>
      <text:p text:style-name="P16">All the system call code numbers from 0 to 328:</text:p>
      <text:p text:style-name="P16">http://blog.rchapman.org/posts/Linux_System_Call_Table_for_x86_64/</text:p>
      <text:p text:style-name="P16"/>
      <text:p text:style-name="P16">Also:</text:p>
      <text:p text:style-name="P16">https://thevivekpandey.github.io/posts/2017-09-25-linux-system-calls.html </text:p>
      <text:p text:style-name="P16"/>
      <text:p text:style-name="P16">Also:</text:p>
      <text:p text:style-name="P16">http://man7.org/linux/man-pages/man2/times.2.html </text:p>
      <text:p text:style-name="P16"/>
      <text:p text:style-name="P16"/>
      <text:p text:style-name="P17"><text:soft-page-break/>Posix definition:</text:p>
      <text:p text:style-name="P17"/>
      <text:p text:style-name="P2"><text:bookmark text:name="neo-man-page-output"/><text:s/><text:span text:style-name="T3">#include &lt;sys/time.h&gt;</text:span></text:p>
      <text:p text:style-name="P23">int gettimeofday(struct timeval * restrict tp, void * rrestrict tzp));</text:p>
      <text:p text:style-name="P23"/>
      <text:p text:style-name="P23"/>
      <text:p text:style-name="P1"/>
      <text:p text:style-name="P17"/>
      <text:p text:style-name="P18">man page (7):</text:p>
      <text:h text:style-name="P20" text:outline-level="2"><text:span text:style-name="T4">NAME <text:s text:c="8"/></text:span><text:a xlink:type="simple" xlink:href="http://man7.org/linux/man-pages/man2/gettimeofday.2.html#top_of_page" text:style-name="Internet_20_link" text:visited-style-name="Visited_20_Internet_20_Link"><text:span text:style-name="T6">top</text:span></text:a></text:h>
      <text:p text:style-name="P9"><text:s text:c="7"/><text:span text:style-name="T2">gettimeofday, settimeofday - get / set time</text:span></text:p>
      <text:h text:style-name="P21" text:outline-level="2"><text:bookmark text:name="SYNOPSIS"/><text:span text:style-name="T4">SYNOPSIS <text:s text:c="8"/></text:span><text:a xlink:type="simple" xlink:href="http://man7.org/linux/man-pages/man2/gettimeofday.2.html#top_of_page" text:style-name="Internet_20_link" text:visited-style-name="Visited_20_Internet_20_Link"><text:span text:style-name="T6">top</text:span></text:a></text:h>
      <text:p text:style-name="P4"><text:s text:c="7"/><text:span text:style-name="T17">#include &lt;sys/time.h&gt;</text:span></text:p>
      <text:p text:style-name="P7"/>
      <text:p text:style-name="P4"><text:s text:c="7"/><text:span text:style-name="T17">int gettimeofday(struct timeval *</text:span><text:span text:style-name="T19">tv</text:span><text:span text:style-name="T17">, struct timezone *</text:span><text:span text:style-name="T19">tz</text:span><text:span text:style-name="T17">);</text:span></text:p>
      <text:p text:style-name="P7"/>
      <text:p text:style-name="P4"><text:s text:c="7"/><text:span text:style-name="T17">int settimeofday(const struct timeval *</text:span><text:span text:style-name="T19">tv</text:span><text:span text:style-name="T17">, const struct timezone *</text:span><text:span text:style-name="T19">tz</text:span><text:span text:style-name="T17">);</text:span></text:p>
      <text:p text:style-name="P7"/>
      <text:p text:style-name="P6"><text:span text:style-name="T10"><text:s text:c="3"/></text:span><text:span text:style-name="T11">Feature Test Macro Requirements for glibc (see </text:span><text:a xlink:type="simple" xlink:href="http://man7.org/linux/man-pages/man7/feature_test_macros.7.html" text:style-name="Internet_20_link" text:visited-style-name="Visited_20_Internet_20_Link"><text:span text:style-name="T7">feature_test_macros(7)</text:span></text:a><text:span text:style-name="T11">):</text:span></text:p>
      <text:p text:style-name="P7"/>
      <text:p text:style-name="P4"><text:s text:c="7"/><text:span text:style-name="T17">settimeofday</text:span><text:span text:style-name="T2">():</text:span></text:p>
      <text:p text:style-name="P4"><text:s text:c="11"/><text:span text:style-name="T2">Since glibc 2.19:</text:span></text:p>
      <text:p text:style-name="P4"><text:s text:c="15"/><text:span text:style-name="T2">_DEFAULT_SOURCE</text:span></text:p>
      <text:p text:style-name="P4"><text:s text:c="11"/><text:span text:style-name="T2">Glibc 2.19 and earlier:</text:span></text:p>
      <text:p text:style-name="P9"><text:s text:c="15"/><text:span text:style-name="T2">_BSD_SOURCE</text:span></text:p>
      <text:h text:style-name="P21" text:outline-level="2"><text:bookmark text:name="DESCRIPTION"/><text:span text:style-name="T4">DESCRIPTION <text:s text:c="8"/></text:span><text:a xlink:type="simple" xlink:href="http://man7.org/linux/man-pages/man2/gettimeofday.2.html#top_of_page" text:style-name="Internet_20_link" text:visited-style-name="Visited_20_Internet_20_Link"><text:span text:style-name="T6">top</text:span></text:a></text:h>
      <text:p text:style-name="P4"><text:s text:c="7"/><text:span text:style-name="T2">The functions </text:span><text:span text:style-name="T17">gettimeofday</text:span><text:span text:style-name="T2">() and </text:span><text:span text:style-name="T17">settimeofday</text:span><text:span text:style-name="T2">() can get and set the</text:span></text:p>
      <text:p text:style-name="P4"><text:s text:c="7"/><text:span text:style-name="T2">time as well as a timezone. <text:s/>The </text:span><text:span text:style-name="T19">tv</text:span><text:span text:style-name="T2"> argument is a </text:span><text:span text:style-name="T19">struct timeval</text:span><text:span text:style-name="T2"> (as</text:span></text:p>
      <text:p text:style-name="P4"><text:s text:c="7"/><text:span text:style-name="T2">specified in </text:span><text:span text:style-name="T19">&lt;sys/time.h&gt;</text:span><text:span text:style-name="T2">):</text:span></text:p>
      <text:p text:style-name="P7"/>
      <text:p text:style-name="P4"><text:s text:c="11"/><text:span text:style-name="T2">struct timeval {</text:span></text:p>
      <text:p text:style-name="P4"><text:s text:c="15"/><text:span text:style-name="T2">time_t <text:s text:c="5"/>tv_sec; <text:s text:c="4"/>/* seconds */</text:span></text:p>
      <text:p text:style-name="P4"><text:s text:c="15"/><text:span text:style-name="T2">suseconds_t tv_usec; <text:s text:c="3"/>/* microseconds */</text:span></text:p>
      <text:p text:style-name="P4"><text:s text:c="11"/><text:span text:style-name="T2">};</text:span></text:p>
      <text:p text:style-name="P7"/>
      <text:p text:style-name="P4"><text:s text:c="7"/><text:span text:style-name="T2">and gives the number of seconds and microseconds since the Epoch (see</text:span></text:p>
      <text:p text:style-name="P6"><text:span text:style-name="T10"><text:s text:c="7"/></text:span><text:a xlink:type="simple" xlink:href="http://man7.org/linux/man-pages/man2/time.2.html" text:style-name="Internet_20_link" text:visited-style-name="Visited_20_Internet_20_Link"><text:span text:style-name="T7">time(2)</text:span></text:a><text:span text:style-name="T11">). <text:s/>The </text:span><text:span text:style-name="T14">tz</text:span><text:span text:style-name="T11"> argument is a </text:span><text:span text:style-name="T14">struct timezone</text:span><text:span text:style-name="T11">:</text:span></text:p>
      <text:p text:style-name="P7"/>
      <text:p text:style-name="P4"><text:s text:c="11"/><text:span text:style-name="T2">struct timezone {</text:span></text:p>
      <text:p text:style-name="P4"><text:s text:c="15"/><text:span text:style-name="T2">int tz_minuteswest; <text:s text:c="4"/>/* minutes west of Greenwich */</text:span></text:p>
      <text:p text:style-name="P4"><text:s text:c="15"/><text:span text:style-name="T2">int tz_dsttime; <text:s text:c="8"/>/* type of DST correction */</text:span></text:p>
      <text:p text:style-name="P4"><text:s text:c="11"/><text:span text:style-name="T2">};</text:span></text:p>
      <text:p text:style-name="P7"/>
      <text:p text:style-name="P4"><text:s text:c="7"/><text:span text:style-name="T2">If either </text:span><text:span text:style-name="T19">tv</text:span><text:span text:style-name="T2"> or </text:span><text:span text:style-name="T19">tz</text:span><text:span text:style-name="T2"> is NULL, the corresponding structure is not set or</text:span></text:p>
      <text:p text:style-name="P4"><text:s text:c="7"/><text:span text:style-name="T2">returned. <text:s/>(However, compilation warnings will result if </text:span><text:span text:style-name="T19">tv</text:span><text:span text:style-name="T2"> is NULL.)</text:span></text:p>
      <text:p text:style-name="P7"/>
      <text:p text:style-name="P4"><text:s text:c="7"/><text:span text:style-name="T2">The use of the </text:span><text:span text:style-name="T19">timezone</text:span><text:span text:style-name="T2"> structure is obsolete; the </text:span><text:span text:style-name="T19">tz</text:span><text:span text:style-name="T2"> argument should</text:span></text:p>
      <text:p text:style-name="P4"><text:soft-page-break/><text:s text:c="7"/><text:span text:style-name="T2">normally be specified as NULL. <text:s/>(See NOTES below.)</text:span></text:p>
      <text:p text:style-name="P7"/>
      <text:p text:style-name="P4"><text:s text:c="7"/><text:span text:style-name="T2">Under Linux, there are some peculiar "warp clock" semantics associ‐</text:span></text:p>
      <text:p text:style-name="P4"><text:s text:c="7"/><text:span text:style-name="T2">ated with the </text:span><text:span text:style-name="T17">settimeofday</text:span><text:span text:style-name="T2">() system call if on the very first call</text:span></text:p>
      <text:p text:style-name="P4"><text:s text:c="7"/><text:span text:style-name="T2">(after booting) that has a non-NULL </text:span><text:span text:style-name="T19">tz</text:span><text:span text:style-name="T2"> argument, the </text:span><text:span text:style-name="T19">tv</text:span><text:span text:style-name="T2"> argument is</text:span></text:p>
      <text:p text:style-name="P4"><text:s text:c="7"/><text:span text:style-name="T2">NULL and the </text:span><text:span text:style-name="T19">tz_minuteswest</text:span><text:span text:style-name="T2"> field is nonzero. <text:s/>(The </text:span><text:span text:style-name="T19">tz_dsttime</text:span><text:span text:style-name="T2"> field</text:span></text:p>
      <text:p text:style-name="P4"><text:s text:c="7"/><text:span text:style-name="T2">should be zero for this case.) <text:s/>In such a case it is assumed that the</text:span></text:p>
      <text:p text:style-name="P4"><text:s text:c="7"/><text:span text:style-name="T2">CMOS clock is on local time, and that it has to be incremented by</text:span></text:p>
      <text:p text:style-name="P4"><text:s text:c="7"/><text:span text:style-name="T2">this amount to get UTC system time. <text:s/>No doubt it is a bad idea to use</text:span></text:p>
      <text:p text:style-name="P9"><text:s text:c="7"/><text:span text:style-name="T2">this feature.</text:span></text:p>
      <text:h text:style-name="P21" text:outline-level="2"><text:bookmark text:name="RETURN_VALUE"/><text:span text:style-name="T4">RETURN VALUE <text:s text:c="8"/></text:span><text:a xlink:type="simple" xlink:href="http://man7.org/linux/man-pages/man2/gettimeofday.2.html#top_of_page" text:style-name="Internet_20_link" text:visited-style-name="Visited_20_Internet_20_Link"><text:span text:style-name="T6">top</text:span></text:a></text:h>
      <text:p text:style-name="P4"><text:s text:c="7"/><text:span text:style-name="T17">gettimeofday</text:span><text:span text:style-name="T2">() and </text:span><text:span text:style-name="T17">settimeofday</text:span><text:span text:style-name="T2">() return 0 for success, or -1 for</text:span></text:p>
      <text:p text:style-name="P10"><text:span text:style-name="T10"><text:s text:c="7"/></text:span><text:span text:style-name="T11">failure (in which case </text:span><text:a xlink:type="simple" xlink:href="http://man7.org/linux/man-pages/man3/errno.3.html" text:style-name="Internet_20_link" text:visited-style-name="Visited_20_Internet_20_Link"><text:span text:style-name="T8">errno</text:span></text:a><text:span text:style-name="T11"> is set appropriately).</text:span></text:p>
      <text:p text:style-name="P17"/>
      <text:p text:style-name="P17"/>
      <text:p text:style-name="P17">http://man7.org/linux/man-pages/man7/time.7.html:</text:p>
      <text:p text:style-name="P17"/>
      <text:p text:style-name="P3">The Epoch</text:p>
      <text:p text:style-name="P5"><text:s text:c="7"/><text:span text:style-name="T15">UNIX systems represent time in seconds since the </text:span><text:span text:style-name="T18">Epoch</text:span><text:span text:style-name="T15">, 1970-01-01</text:span></text:p>
      <text:p text:style-name="P5"><text:s text:c="7"/><text:span text:style-name="T15">00:00:00 +0000 (UTC).</text:span></text:p>
      <text:p text:style-name="P8"/>
      <text:p text:style-name="P6"><text:span text:style-name="T12"><text:s text:c="7"/></text:span><text:span text:style-name="T9">A program can determine the </text:span><text:span text:style-name="T13">calendar time</text:span><text:span text:style-name="T9"> via the </text:span><text:a xlink:type="simple" xlink:href="http://man7.org/linux/man-pages/man2/clock_gettime.2.html" text:style-name="Internet_20_link" text:visited-style-name="Visited_20_Internet_20_Link"><text:span text:style-name="T5">clock_gettime(2)</text:span></text:a></text:p>
      <text:p text:style-name="P5"><text:s text:c="7"/><text:span text:style-name="T16">CLOCK_REALTIME </text:span><text:span text:style-name="T15">clock, which returns time (in seconds and nanoseconds)</text:span></text:p>
      <text:p text:style-name="P6"><text:span text:style-name="T12"><text:s text:c="7"/></text:span><text:span text:style-name="T9">that have elapsed since the Epoch; </text:span><text:a xlink:type="simple" xlink:href="http://man7.org/linux/man-pages/man2/time.2.html" text:style-name="Internet_20_link" text:visited-style-name="Visited_20_Internet_20_Link"><text:span text:style-name="T5">time(2)</text:span></text:a><text:span text:style-name="T9"> provides similar</text:span></text:p>
      <text:p text:style-name="P5"><text:s text:c="7"/><text:span text:style-name="T15">information, but only with accuracy to the nearest second. <text:s/>The</text:span></text:p>
      <text:p text:style-name="P10"><text:span text:style-name="T12"><text:s text:c="7"/></text:span><text:span text:style-name="T9">system time can be changed using </text:span><text:a xlink:type="simple" xlink:href="http://man7.org/linux/man-pages/man2/clock_settime.2.html" text:style-name="Internet_20_link" text:visited-style-name="Visited_20_Internet_20_Link"><text:span text:style-name="T5">clock_settime(2)</text:span></text:a><text:span text:style-name="T9">.</text:span></text:p>
      <text:p text:style-name="P17"/>
      <text:p text:style-name="P17"/>
      <text:p text:style-name="P19">FH comment: <text:s/>type time_t must be 8 bytes of unsigned integer (format %lu). <text:s/>It is necessary to cas<text:span text:style-name="T21">t</text:span> a number from a variable of type time_t to unsigned long, and visaversa.</text:p>
      <text:p text:style-name="P19"/>
      <text:p text:style-name="P19">//<text:span text:style-name="T20">Whoa. <text:s/>I think it is time I just write the program. <text:s/>Use a system call, find the pointer to time_t variable probably in the heap, and then dump the contents before and after that lo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monospace" svg:font-family="monospace, courier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2:09:31.752093783</meta:creation-date>
    <dc:date>2019-01-03T22:53:28.163274025</dc:date>
    <meta:editing-duration>PT1H24M1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610" meta:character-count="4427" meta:non-whitespace-character-count="3351"/>
  </office:meta>
</office:document-meta>
</file>